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Blad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bytes</text:p>
          </table:table-cell>
          <table:table-cell table:number-columns-repeated="2"/>
          <table:table-cell table:style-name="ce1" office:value-type="string" calcext:value-type="string">
            <text:p>'1 / 4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1/3</text:p>
          </table:table-cell>
          <table:table-cell table:formula="of:=[.F1]/3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SUM([.B2:.B6]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R EVENTS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0]*[.B7]" office:value-type="float" office:value="1792" calcext:value-type="float">
            <text:p>1792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per tr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R TRACK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4]*[.B12]" office:value-type="float" office:value="28672" calcext:value-type="float">
            <text:p>28672</text:p>
          </table:table-cell>
          <table:table-cell/>
          <table:table-cell office:value-type="string" calcext:value-type="string">
            <text:p>per patte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R PATTER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tick</text:p>
          </table:table-cell>
          <table:table-cell table:formula="of:=2^16" office:value-type="float" office:value="65536" calcext:value-type="float">
            <text:p>65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s</text:p>
          </table:table-cell>
          <table:table-cell table:formula="of:=[.B24]/192" office:value-type="float" office:value="341.333333333333" calcext:value-type="float">
            <text:p>341,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s 4/4</text:p>
          </table:table-cell>
          <table:table-cell table:formula="of:=[.B25]/4" office:value-type="float" office:value="85.3333333333333" calcext:value-type="float">
            <text:p>85,3333333333333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1 / 4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1 / 16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91" calcext:value-type="float">
            <text:p>191</text:p>
          </table:table-cell>
          <table:table-cell table:formula="of:=FLOOR(([.$B30]+([.C$37]/2))/[.C$37])*[.C$37]" office:value-type="float" office:value="192" calcext:value-type="float">
            <text:p>192</text:p>
          </table:table-cell>
          <table:table-cell table:formula="of:=FLOOR(([.$B30]+([.D$37]/2))/[.D$37])*[.D$37]" office:value-type="float" office:value="192" calcext:value-type="float">
            <text:p>192</text:p>
          </table:table-cell>
          <table:table-cell table:formula="of:=FLOOR(([.$B30]+([.E$37]/2))/[.E$37])*[.E$37]" office:value-type="float" office:value="192" calcext:value-type="float">
            <text:p>192</text:p>
          </table:table-cell>
          <table:table-cell table:formula="of:=FLOOR(([.$B30]+([.F$37]/2))/[.F$37])*[.F$37]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44" calcext:value-type="float">
            <text:p>144</text:p>
          </table:table-cell>
          <table:table-cell table:formula="of:=FLOOR(([.$B31]+([.C$37]/2))/[.C$37])*[.C$37]" office:value-type="float" office:value="192" calcext:value-type="float">
            <text:p>192</text:p>
          </table:table-cell>
          <table:table-cell table:formula="of:=FLOOR(([.$B31]+([.D$37]/2))/[.D$37])*[.D$37]" office:value-type="float" office:value="192" calcext:value-type="float">
            <text:p>192</text:p>
          </table:table-cell>
          <table:table-cell table:formula="of:=FLOOR(([.$B31]+([.E$37]/2))/[.E$37])*[.E$37]" office:value-type="float" office:value="144" calcext:value-type="float">
            <text:p>144</text:p>
          </table:table-cell>
          <table:table-cell table:formula="of:=FLOOR(([.$B31]+([.F$37]/2))/[.F$37])*[.F$37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96" calcext:value-type="float">
            <text:p>96</text:p>
          </table:table-cell>
          <table:table-cell table:formula="of:=FLOOR(([.$B32]+([.C$37]/2))/[.C$37])*[.C$37]" office:value-type="float" office:value="192" calcext:value-type="float">
            <text:p>192</text:p>
          </table:table-cell>
          <table:table-cell table:formula="of:=FLOOR(([.$B32]+([.D$37]/2))/[.D$37])*[.D$37]" office:value-type="float" office:value="96" calcext:value-type="float">
            <text:p>96</text:p>
          </table:table-cell>
          <table:table-cell table:formula="of:=FLOOR(([.$B32]+([.E$37]/2))/[.E$37])*[.E$37]" office:value-type="float" office:value="96" calcext:value-type="float">
            <text:p>96</text:p>
          </table:table-cell>
          <table:table-cell table:formula="of:=FLOOR(([.$B32]+([.F$37]/2))/[.F$37])*[.F$37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95" calcext:value-type="float">
            <text:p>95</text:p>
          </table:table-cell>
          <table:table-cell table:formula="of:=FLOOR(([.$B33]+([.C$37]/2))/[.C$37])*[.C$37]" office:value-type="float" office:value="0" calcext:value-type="float">
            <text:p>0</text:p>
          </table:table-cell>
          <table:table-cell table:formula="of:=FLOOR(([.$B33]+([.D$37]/2))/[.D$37])*[.D$37]" office:value-type="float" office:value="96" calcext:value-type="float">
            <text:p>96</text:p>
          </table:table-cell>
          <table:table-cell table:formula="of:=FLOOR(([.$B33]+([.E$37]/2))/[.E$37])*[.E$37]" office:value-type="float" office:value="96" calcext:value-type="float">
            <text:p>96</text:p>
          </table:table-cell>
          <table:table-cell table:formula="of:=FLOOR(([.$B33]+([.F$37]/2))/[.F$37])*[.F$37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47" calcext:value-type="float">
            <text:p>47</text:p>
          </table:table-cell>
          <table:table-cell table:formula="of:=FLOOR(([.$B34]+([.C$37]/2))/[.C$37])*[.C$37]" office:value-type="float" office:value="0" calcext:value-type="float">
            <text:p>0</text:p>
          </table:table-cell>
          <table:table-cell table:formula="of:=FLOOR(([.$B34]+([.D$37]/2))/[.D$37])*[.D$37]" office:value-type="float" office:value="0" calcext:value-type="float">
            <text:p>0</text:p>
          </table:table-cell>
          <table:table-cell table:formula="of:=FLOOR(([.$B34]+([.E$37]/2))/[.E$37])*[.E$37]" office:value-type="float" office:value="48" calcext:value-type="float">
            <text:p>48</text:p>
          </table:table-cell>
          <table:table-cell table:formula="of:=FLOOR(([.$B34]+([.F$37]/2))/[.F$37])*[.F$3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5" calcext:value-type="float">
            <text:p>15</text:p>
          </table:table-cell>
          <table:table-cell table:formula="of:=FLOOR(([.$B35]+([.C$37]/2))/[.C$37])*[.C$37]" office:value-type="float" office:value="0" calcext:value-type="float">
            <text:p>0</text:p>
          </table:table-cell>
          <table:table-cell table:formula="of:=FLOOR(([.$B35]+([.D$37]/2))/[.D$37])*[.D$37]" office:value-type="float" office:value="0" calcext:value-type="float">
            <text:p>0</text:p>
          </table:table-cell>
          <table:table-cell table:formula="of:=FLOOR(([.$B35]+([.E$37]/2))/[.E$37])*[.E$37]" office:value-type="float" office:value="0" calcext:value-type="float">
            <text:p>0</text:p>
          </table:table-cell>
          <table:table-cell table:formula="of:=FLOOR(([.$B35]+([.F$37]/2))/[.F$37])*[.F$37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ze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(([.B30]+[.C37])/[.C37])*[.C37]"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/ 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/ 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/ 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1 / 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loext:text> </loext:text>
      <loext:fill-character> </loext:fill-character>
      <number:text>-     </number:text>
    </number:number-style>
    <number:text-style style:name="N10128" number:language="sv" number:country="S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loext:text> </loext:text>
      <loext:fill-character> </loext:fill-character>
      <number:text>- kr </number:text>
    </number:number-style>
    <number:text-style style:name="N10132" number:language="sv" number:country="S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00-00-00</text:date>, <text:time style:data-style-name="N2" text:time-value="17:55:55.675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07:56:23</meta:creation-date>
    <dc:language>sv-SE</dc:language>
    <dc:date>2023-03-12T20:42:07.075000000</dc:date>
    <meta:editing-cycles>8</meta:editing-cycles>
    <meta:editing-duration>PT1H30M3S</meta:editing-duration>
    <meta:generator>LibreOffice/6.3.4.2$Windows_X86_64 LibreOffice_project/60da17e045e08f1793c57c00ba83cdfce946d0aa</meta:generator>
    <meta:document-statistic meta:table-count="1" meta:cell-count="100" meta:object-count="0"/>
  </office:meta>
</office:document-meta>
</file>